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7.65mm" fo:break-before="auto" style:use-optimal-row-height="true"/>
    </style:style>
    <style:style style:name="ro2" style:family="table-row">
      <style:table-row-properties style:row-height="59.76mm" fo:break-before="auto" style:use-optimal-row-height="true"/>
    </style:style>
    <style:style style:name="ro3" style:family="table-row">
      <style:table-row-properties style:row-height="71.6mm" fo:break-before="auto" style:use-optimal-row-height="true"/>
    </style:style>
    <style:style style:name="ro4" style:family="table-row">
      <style:table-row-properties style:row-height="63.6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[{'cast_id': 14, 'character': 'Woody (voice)', 'credit_id': '52fe4284c3a36847f8024f95', 'gender': 2, 'id': 31, 'name': 'Tom Hanks', 'order': 0, 'profile_path': '/pQFoyx7rp09CJTAb932F2g8Nlho.jpg'}, {'c...</text:p>
          </table:table-cell>
          <table:table-cell office:value-type="string" calcext:value-type="string">
            <text:p>[{'credit_id': '52fe4284c3a36847f8024f49', 'department': 'Directing', 'gender': 2, 'id': 7879, 'job': 'Director', 'name': 'John Lasseter', 'profile_path': '/7EdqiNbr4FRjIhKHyPPdFfEEEFG.jpg'}, {'credit...</text:p>
          </table:table-cell>
          <table:table-cell office:value-type="float" office:value="862" calcext:value-type="float">
            <text:p>862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[{'cast_id': 1, 'character': 'Alan Parrish', 'credit_id': '52fe44bfc3a36847f80a7c73', 'gender': 2, 'id': 2157, 'name': 'Robin Williams', 'order': 0, 'profile_path': '/sojtJyIV3lkUeThD7A2oHNm8183.jpg'}...</text:p>
          </table:table-cell>
          <table:table-cell office:value-type="string" calcext:value-type="string">
            <text:p>[{'credit_id': '52fe44bfc3a36847f80a7cd1', 'department': 'Production', 'gender': 2, 'id': 511, 'job': 'Executive Producer', 'name': 'Larry J. Franco', 'profile_path': None}, {'credit_id': '52fe44bfc3a...</text:p>
          </table:table-cell>
          <table:table-cell office:value-type="float" office:value="8844" calcext:value-type="float">
            <text:p>884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[{'cast_id': 2, 'character': 'Max Goldman', 'credit_id': '52fe466a9251416c75077a8d', 'gender': 2, 'id': 6837, 'name': 'Walter Matthau', 'order': 0, 'profile_path': '/xJVkvprOnzP5Zdh5y63y8HHniDZ.jpg'},...</text:p>
          </table:table-cell>
          <table:table-cell office:value-type="string" calcext:value-type="string">
            <text:p>[{'credit_id': '52fe466a9251416c75077a89', 'department': 'Directing', 'gender': 2, 'id': 26502, 'job': 'Director', 'name': 'Howard Deutch', 'profile_path': '/68Vae1HkU1NxQZ6KEmuxIpno7c9.jpg'}, {'credi...</text:p>
          </table:table-cell>
          <table:table-cell office:value-type="float" office:value="15602" calcext:value-type="float">
            <text:p>156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{'cast_id': 1, 'character': "Savannah 'Vannah' Jackson", 'credit_id': '52fe44779251416c91011aad', 'gender': 1, 'id': 8851, 'name': 'Whitney Houston', 'order': 0, 'profile_path': '/69ouDnXnmklYPr4sMJX...</text:p>
          </table:table-cell>
          <table:table-cell office:value-type="string" calcext:value-type="string">
            <text:p>[{'credit_id': '52fe44779251416c91011acb', 'department': 'Directing', 'gender': 2, 'id': 2178, 'job': 'Director', 'name': 'Forest Whitaker', 'profile_path': '/4pMQkelS5lK661m9Kz3oIxLYiyS.jpg'}, {'cred...</text:p>
          </table:table-cell>
          <table:table-cell office:value-type="float" office:value="31357" calcext:value-type="float">
            <text:p>3135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[{'cast_id': 1, 'character': 'George Banks', 'credit_id': '52fe44959251416c75039eb9', 'gender': 2, 'id': 67773, 'name': 'Steve Martin', 'order': 0, 'profile_path': '/rI2EMvkfKKPKa5z0nM2pFVBtUyO.jpg'},...</text:p>
          </table:table-cell>
          <table:table-cell office:value-type="string" calcext:value-type="string">
            <text:p>[{'credit_id': '52fe44959251416c75039ed7', 'department': 'Sound', 'gender': 2, 'id': 37, 'job': 'Original Music Composer', 'name': 'Alan Silvestri', 'profile_path': '/chEsfnDEtRmv1bfOaNAoVEzhCc6.jpg'}...</text:p>
          </table:table-cell>
          <table:table-cell office:value-type="float" office:value="11862" calcext:value-type="float">
            <text:p>1186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[{'cast_id': 25, 'character': 'Lt. Vincent Hanna', 'credit_id': '52fe4292c3a36847f80291f5', 'gender': 2, 'id': 1158, 'name': 'Al Pacino', 'order': 0, 'profile_path': '/ks7Ba8x9fJUlP9decBr6Dh5mThX.jpg'...</text:p>
          </table:table-cell>
          <table:table-cell office:value-type="string" calcext:value-type="string">
            <text:p>[{'credit_id': '52fe4292c3a36847f802916d', 'department': 'Directing', 'gender': 2, 'id': 638, 'job': 'Director', 'name': 'Michael Mann', 'profile_path': '/nKmUpRpuQIsYubR7vIxVKhkbaTW.jpg'}, {'credit_i...</text:p>
          </table:table-cell>
          <table:table-cell office:value-type="float" office:value="949" calcext:value-type="float">
            <text:p>949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[{'cast_id': 1, 'character': 'Linus Larrabee', 'credit_id': '52fe44959251416c75039d97', 'gender': 2, 'id': 3, 'name': 'Harrison Ford', 'order': 0, 'profile_path': '/7CcoVFTogQgex2kJkXKMe8qHZrC.jpg'}, ...</text:p>
          </table:table-cell>
          <table:table-cell office:value-type="string" calcext:value-type="string">
            <text:p>[{'credit_id': '52fe44959251416c75039da9', 'department': 'Directing', 'gender': 2, 'id': 2226, 'job': 'Director', 'name': 'Sydney Pollack', 'profile_path': '/zxkoU2diKtvarV1Qk4z9He2lJj9.jpg'}, {'credi...</text:p>
          </table:table-cell>
          <table:table-cell office:value-type="float" office:value="11860" calcext:value-type="float">
            <text:p>1186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[{'cast_id': 2, 'character': 'Tom Sawyer', 'credit_id': '52fe46bdc3a36847f810f771', 'gender': 2, 'id': 53283, 'name': 'Jonathan Taylor Thomas', 'order': 0, 'profile_path': '/1S8DpfNv6iiQRuKFPtb5u6sCQ5...</text:p>
          </table:table-cell>
          <table:table-cell office:value-type="string" calcext:value-type="string">
            <text:p>[{'credit_id': '52fe46bdc3a36847f810f797', 'department': 'Writing', 'gender': 2, 'id': 2075, 'job': 'Screenplay', 'name': 'David Loughery', 'profile_path': None}, {'credit_id': '52fe46bdc3a36847f810f7...</text:p>
          </table:table-cell>
          <table:table-cell office:value-type="float" office:value="45325" calcext:value-type="float">
            <text:p>453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{'cast_id': 1, 'character': 'Darren Francis Thomas McCord', 'credit_id': '52fe44dbc3a36847f80ae0e3', 'gender': 2, 'id': 15111, 'name': 'Jean-Claude Van Damme', 'order': 0, 'profile_path': '/aqZ9RjL5j...</text:p>
          </table:table-cell>
          <table:table-cell office:value-type="string" calcext:value-type="string">
            <text:p>[{'credit_id': '52fe44dbc3a36847f80ae0f1', 'department': 'Directing', 'gender': 2, 'id': 37710, 'job': 'Director', 'name': 'Peter Hyams', 'profile_path': '/dAuDsStGGlUESaaAYQf0GCE2JWo.jpg'}, {'credit_...</text:p>
          </table:table-cell>
          <table:table-cell office:value-type="float" office:value="9091" calcext:value-type="float">
            <text:p>9091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[{'cast_id': 1, 'character': 'James Bond', 'credit_id': '52fe426ec3a36847f801e10d', 'gender': 2, 'id': 517, 'name': 'Pierce Brosnan', 'order': 0, 'profile_path': '/1JXL0zrA26JjdoX8sqf57fJRDVM.jpg'}, {...</text:p>
          </table:table-cell>
          <table:table-cell office:value-type="string" calcext:value-type="string">
            <text:p>[{'credit_id': '52fe426ec3a36847f801e14b', 'department': 'Directing', 'gender': 2, 'id': 10702, 'job': 'Director', 'name': 'Martin Campbell', 'profile_path': '/qhx0AySf8yH3kiHrinWknUJbr1y.jpg'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4:26:14.428893287</meta:creation-date>
    <dc:date>2018-08-20T14:26:49.135776297</dc:date>
    <meta:editing-duration>PT35S</meta:editing-duration>
    <meta:editing-cycles>1</meta:editing-cycles>
    <meta:document-statistic meta:table-count="1" meta:cell-count="38" meta:object-count="0"/>
    <meta:generator>LibreOffice/5.1.6.2$Linux_X86_64 LibreOffice_project/10m0$Build-2</meta:generator>
  </office:meta>
</office:document-meta>
</file>